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Übung 4 Medianfilter, Mittelwertfilter</text:p>
      <text:p text:style-name="Standard"/>
      <text:p text:style-name="Standard">Bei dieser Aufgabe sollte der Medianfilter und der Mittelwertfilter implementiert werden.</text:p>
      <text:p text:style-name="Standard">Bei der Betrachtung der Ergebnisse <text:s/>zeigt sich, dass beim Mittelwertfilter bei extremen Ausreißer, wie es bei der Bild „test6.ppm“ vorhanden ist, eine korrektur möglich ist, aber ein feiner Übergang <text:s/>entsteht, der auch nach der Bearbeitung des Bildes sichtbar bleibt. Im Gegensatz arbeitet der Medianfilter in diesen Fällen deutlich besser, da er bei der Betrachtung des Fehlers die Ausreißer nicht mit betrach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Arial"/>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name-complex="Ari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Oliver Sandkühler (51608)<text:tab/><text:tab/>18.11.2019</text:p>
        <text:p text:style-name="Footer">Mirko Wick (516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iver Sandkühler</meta:initial-creator>
    <meta:creation-date>2019-11-18T20:27:59.08</meta:creation-date>
    <meta:document-statistic meta:table-count="0" meta:image-count="0" meta:object-count="0" meta:page-count="1" meta:paragraph-count="5" meta:word-count="83" meta:character-count="596"/>
    <dc:date>2019-11-18T20:34:24.07</dc:date>
    <dc:creator>Oliver Sandkühler</dc:creator>
    <meta:editing-duration>PT6M26S</meta:editing-duration>
    <meta:editing-cycles>1</meta:editing-cycles>
    <meta:generator>OpenOffice/4.1.3$Win32 OpenOffice.org_project/413m1$Build-9783</meta:generator>
  </office:meta>
</office:document-meta>
</file>